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9_1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EPP-Seçãonivel1" style:master-page-name="MP0" style:family="paragraph">
      <style:paragraph-properties fo:break-before="page"/>
    </style:style>
    <style:style style:name="P22" style:parent-style-name="Título2" style:list-style-name="WW_OutlineListStyle_3" style:family="paragraph">
      <style:text-properties style:font-name-complex="Arial"/>
    </style:style>
    <style:style style:name="T23" style:parent-style-name="Forte" style:family="text">
      <style:text-properties style:font-name="Arial" style:font-name-complex="Arial"/>
    </style:style>
    <style:style style:name="T24" style:parent-style-name="Fonteparág.padrão" style:family="text">
      <style:text-properties style:font-name="Arial" style:font-name-complex="Arial"/>
    </style:style>
    <style:style style:name="T25" style:parent-style-name="Fonteparág.padrão" style:family="text">
      <style:text-properties style:font-name="Arial" style:font-name-complex="Arial"/>
    </style:style>
    <style:style style:name="T26" style:parent-style-name="Forte" style:family="text">
      <style:text-properties style:font-name="Arial" style:font-name-complex="Arial"/>
    </style:style>
    <style:style style:name="T27" style:parent-style-name="Fonteparág.padrão" style:family="text">
      <style:text-properties style:font-name="Arial" style:font-name-complex="Arial"/>
    </style:style>
    <style:style style:name="T28" style:parent-style-name="Fonteparág.padrão" style:family="text">
      <style:text-properties style:font-name="Arial" style:font-name-complex="Arial"/>
    </style:style>
    <style:style style:name="T29" style:parent-style-name="Forte" style:family="text">
      <style:text-properties style:font-name="Arial" style:font-name-complex="Arial"/>
    </style:style>
    <style:style style:name="P30" style:parent-style-name="NormalWeb" style:list-style-name="LFO21" style:family="paragraph">
      <style:paragraph-properties style:vertical-align="auto"/>
      <style:text-properties style:font-name="Arial" style:font-name-complex="Arial" fo:hyphenate="true"/>
    </style:style>
    <style:style style:name="T31" style:parent-style-name="Forte" style:family="text">
      <style:text-properties style:font-name="Arial" style:font-name-complex="Arial"/>
    </style:style>
    <style:style style:name="P32" style:parent-style-name="NormalWeb" style:list-style-name="LFO22" style:family="paragraph">
      <style:paragraph-properties style:vertical-align="auto"/>
      <style:text-properties style:font-name="Arial" style:font-name-complex="Arial" fo:hyphenate="true"/>
    </style:style>
    <style:style style:name="P33" style:parent-style-name="NormalWeb" style:list-style-name="LFO22" style:family="paragraph">
      <style:paragraph-properties style:vertical-align="auto"/>
      <style:text-properties style:font-name="Arial" style:font-name-complex="Arial" fo:hyphenate="true"/>
    </style:style>
    <style:style style:name="P34" style:parent-style-name="NormalWeb" style:list-style-name="LFO22" style:family="paragraph">
      <style:paragraph-properties style:vertical-align="auto"/>
      <style:text-properties style:font-name="Arial" style:font-name-complex="Arial" fo:hyphenate="true"/>
    </style:style>
    <style:style style:name="P35" style:parent-style-name="NormalWeb" style:list-style-name="LFO22" style:family="paragraph">
      <style:paragraph-properties style:vertical-align="auto"/>
      <style:text-properties style:font-name="Arial" style:font-name-complex="Arial" fo:hyphenate="true"/>
    </style:style>
    <style:style style:name="P36" style:parent-style-name="NormalWeb" style:list-style-name="LFO22" style:family="paragraph">
      <style:paragraph-properties style:vertical-align="auto"/>
      <style:text-properties style:font-name="Arial" style:font-name-complex="Arial" fo:hyphenate="true"/>
    </style:style>
    <style:style style:name="T37" style:parent-style-name="Forte" style:family="text">
      <style:text-properties style:font-name="Arial" style:font-name-complex="Arial"/>
    </style:style>
    <style:style style:name="P38" style:parent-style-name="NormalWeb" style:list-style-name="LFO23" style:family="paragraph">
      <style:paragraph-properties style:vertical-align="auto"/>
      <style:text-properties style:font-name="Arial" style:font-name-complex="Arial" fo:hyphenate="true"/>
    </style:style>
    <style:style style:name="P39" style:parent-style-name="Título2" style:list-style-name="WW_OutlineListStyle_3" style:family="paragraph">
      <style:text-properties style:font-name-complex="Arial"/>
    </style:style>
    <style:style style:name="T40" style:parent-style-name="Forte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name="T43" style:parent-style-name="Forte" style:family="text">
      <style:text-properties style:font-name="Arial" style:font-name-complex="Arial"/>
    </style:style>
    <style:style style:name="T44" style:parent-style-name="Fonteparág.padrão" style:family="text">
      <style:text-properties style:font-name="Arial" style:font-name-complex="Arial"/>
    </style:style>
    <style:style style:name="T45" style:parent-style-name="Fonteparág.padrão" style:family="text">
      <style:text-properties style:font-name="Arial" style:font-name-complex="Arial"/>
    </style:style>
    <style:style style:name="T46" style:parent-style-name="Forte" style:family="text">
      <style:text-properties style:font-name="Arial" style:font-name-complex="Arial"/>
    </style:style>
    <style:style style:name="P47" style:parent-style-name="NormalWeb" style:list-style-name="LFO24" style:family="paragraph">
      <style:paragraph-properties style:vertical-align="auto"/>
      <style:text-properties style:font-name="Arial" style:font-name-complex="Arial" fo:hyphenate="true"/>
    </style:style>
    <style:style style:name="T48" style:parent-style-name="Forte" style:family="text">
      <style:text-properties style:font-name="Arial" style:font-name-complex="Arial"/>
    </style:style>
    <style:style style:name="P49" style:parent-style-name="NormalWeb" style:list-style-name="LFO25" style:family="paragraph">
      <style:paragraph-properties style:vertical-align="auto"/>
      <style:text-properties style:font-name="Arial" style:font-name-complex="Arial" fo:hyphenate="true"/>
    </style:style>
    <style:style style:name="P50" style:parent-style-name="NormalWeb" style:list-style-name="LFO25" style:family="paragraph">
      <style:paragraph-properties style:vertical-align="auto"/>
      <style:text-properties style:font-name="Arial" style:font-name-complex="Arial" fo:hyphenate="true"/>
    </style:style>
    <style:style style:name="P51" style:parent-style-name="NormalWeb" style:list-style-name="LFO25" style:family="paragraph">
      <style:paragraph-properties style:vertical-align="auto"/>
      <style:text-properties style:font-name="Arial" style:font-name-complex="Arial" fo:hyphenate="true"/>
    </style:style>
    <style:style style:name="P52" style:parent-style-name="NormalWeb" style:list-style-name="LFO25" style:family="paragraph">
      <style:paragraph-properties style:vertical-align="auto"/>
      <style:text-properties style:font-name="Arial" style:font-name-complex="Arial" fo:hyphenate="true"/>
    </style:style>
    <style:style style:name="P53" style:parent-style-name="NormalWeb" style:list-style-name="LFO25" style:family="paragraph">
      <style:paragraph-properties style:vertical-align="auto"/>
      <style:text-properties style:font-name="Arial" style:font-name-complex="Arial" fo:hyphenate="true"/>
    </style:style>
    <style:style style:name="T54" style:parent-style-name="Forte" style:family="text">
      <style:text-properties style:font-name="Arial" style:font-name-complex="Arial"/>
    </style:style>
    <style:style style:name="P55" style:parent-style-name="NormalWeb" style:list-style-name="LFO26" style:family="paragraph">
      <style:paragraph-properties style:vertical-align="auto"/>
      <style:text-properties style:font-name="Arial" style:font-name-complex="Arial" fo:hyphenate="true"/>
    </style:style>
    <style:style style:name="P56" style:parent-style-name="Título2" style:list-style-name="WW_OutlineListStyle_3" style:family="paragraph">
      <style:text-properties style:font-name-complex="Arial"/>
    </style:style>
    <style:style style:name="T57" style:parent-style-name="Forte" style:family="text">
      <style:text-properties style:font-name="Arial" style:font-name-complex="Arial"/>
    </style:style>
    <style:style style:name="T58" style:parent-style-name="Fonteparág.padrão" style:family="text">
      <style:text-properties style:font-name="Arial" style:font-name-complex="Arial"/>
    </style:style>
    <style:style style:name="T59" style:parent-style-name="Fonteparág.padrão" style:family="text">
      <style:text-properties style:font-name="Arial" style:font-name-complex="Arial"/>
    </style:style>
    <style:style style:name="T60" style:parent-style-name="Forte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/>
    </style:style>
    <style:style style:name="T62" style:parent-style-name="Fonteparág.padrão" style:family="text">
      <style:text-properties style:font-name="Arial" style:font-name-complex="Arial"/>
    </style:style>
    <style:style style:name="T63" style:parent-style-name="Forte" style:family="text">
      <style:text-properties style:font-name="Arial" style:font-name-complex="Arial"/>
    </style:style>
    <style:style style:name="P64" style:parent-style-name="NormalWeb" style:list-style-name="LFO27" style:family="paragraph">
      <style:paragraph-properties style:vertical-align="auto"/>
      <style:text-properties style:font-name="Arial" style:font-name-complex="Arial" fo:hyphenate="true"/>
    </style:style>
    <style:style style:name="T65" style:parent-style-name="Forte" style:family="text">
      <style:text-properties style:font-name="Arial" style:font-name-complex="Arial"/>
    </style:style>
    <style:style style:name="P66" style:parent-style-name="NormalWeb" style:list-style-name="LFO28" style:family="paragraph">
      <style:paragraph-properties style:vertical-align="auto"/>
      <style:text-properties style:font-name="Arial" style:font-name-complex="Arial" fo:hyphenate="true"/>
    </style:style>
    <style:style style:name="P67" style:parent-style-name="NormalWeb" style:list-style-name="LFO28" style:family="paragraph">
      <style:paragraph-properties style:vertical-align="auto"/>
      <style:text-properties style:font-name="Arial" style:font-name-complex="Arial" fo:hyphenate="true"/>
    </style:style>
    <style:style style:name="P68" style:parent-style-name="NormalWeb" style:list-style-name="LFO28" style:family="paragraph">
      <style:paragraph-properties style:vertical-align="auto"/>
      <style:text-properties style:font-name="Arial" style:font-name-complex="Arial" fo:hyphenate="true"/>
    </style:style>
    <style:style style:name="P69" style:parent-style-name="NormalWeb" style:list-style-name="LFO28" style:family="paragraph">
      <style:paragraph-properties style:vertical-align="auto"/>
      <style:text-properties style:font-name="Arial" style:font-name-complex="Arial" fo:hyphenate="true"/>
    </style:style>
    <style:style style:name="T70" style:parent-style-name="Forte" style:family="text">
      <style:text-properties style:font-name="Arial" style:font-name-complex="Arial"/>
    </style:style>
    <style:style style:name="P71" style:parent-style-name="NormalWeb" style:list-style-name="LFO29" style:family="paragraph">
      <style:paragraph-properties style:vertical-align="auto"/>
      <style:text-properties style:font-name="Arial" style:font-name-complex="Arial" fo:hyphenate="true"/>
    </style:style>
    <style:style style:name="P72" style:parent-style-name="Título2" style:list-style-name="WW_OutlineListStyle_3" style:family="paragraph">
      <style:text-properties style:font-name-complex="Arial"/>
    </style:style>
    <style:style style:name="T73" style:parent-style-name="Forte" style:family="text">
      <style:text-properties style:font-name="Arial" style:font-name-complex="Arial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/>
    </style:style>
    <style:style style:name="T76" style:parent-style-name="Forte" style:family="text">
      <style:text-properties style:font-name="Arial" style:font-name-complex="Arial"/>
    </style:style>
    <style:style style:name="T77" style:parent-style-name="Fonteparág.padrão" style:family="text">
      <style:text-properties style:font-name="Arial" style:font-name-complex="Arial"/>
    </style:style>
    <style:style style:name="T78" style:parent-style-name="Fonteparág.padrão" style:family="text">
      <style:text-properties style:font-name="Arial" style:font-name-complex="Arial"/>
    </style:style>
    <style:style style:name="T79" style:parent-style-name="Forte" style:family="text">
      <style:text-properties style:font-name="Arial" style:font-name-complex="Arial"/>
    </style:style>
    <style:style style:name="P80" style:parent-style-name="NormalWeb" style:list-style-name="LFO30" style:family="paragraph">
      <style:paragraph-properties style:vertical-align="auto"/>
      <style:text-properties style:font-name="Arial" style:font-name-complex="Arial" fo:hyphenate="true"/>
    </style:style>
    <style:style style:name="P81" style:parent-style-name="NormalWeb" style:list-style-name="LFO30" style:family="paragraph">
      <style:paragraph-properties style:vertical-align="auto"/>
      <style:text-properties style:font-name="Arial" style:font-name-complex="Arial" fo:hyphenate="true"/>
    </style:style>
    <style:style style:name="T82" style:parent-style-name="Forte" style:family="text">
      <style:text-properties style:font-name="Arial" style:font-name-complex="Arial"/>
    </style:style>
    <style:style style:name="P83" style:parent-style-name="NormalWeb" style:list-style-name="LFO31" style:family="paragraph">
      <style:paragraph-properties style:vertical-align="auto"/>
      <style:text-properties style:font-name="Arial" style:font-name-complex="Arial" fo:hyphenate="true"/>
    </style:style>
    <style:style style:name="P84" style:parent-style-name="NormalWeb" style:list-style-name="LFO31" style:family="paragraph">
      <style:paragraph-properties style:vertical-align="auto"/>
      <style:text-properties style:font-name="Arial" style:font-name-complex="Arial" fo:hyphenate="true"/>
    </style:style>
    <style:style style:name="P85" style:parent-style-name="NormalWeb" style:list-style-name="LFO31" style:family="paragraph">
      <style:paragraph-properties style:vertical-align="auto"/>
      <style:text-properties style:font-name="Arial" style:font-name-complex="Arial" fo:hyphenate="true"/>
    </style:style>
    <style:style style:name="P86" style:parent-style-name="NormalWeb" style:list-style-name="LFO31" style:family="paragraph">
      <style:paragraph-properties style:vertical-align="auto"/>
      <style:text-properties style:font-name="Arial" style:font-name-complex="Arial" fo:hyphenate="true"/>
    </style:style>
    <style:style style:name="P87" style:parent-style-name="NormalWeb" style:list-style-name="LFO31" style:family="paragraph">
      <style:paragraph-properties style:vertical-align="auto"/>
      <style:text-properties style:font-name="Arial" style:font-name-complex="Arial" fo:hyphenate="true"/>
    </style:style>
    <style:style style:name="P88" style:parent-style-name="NormalWeb" style:list-style-name="LFO31" style:family="paragraph">
      <style:paragraph-properties style:vertical-align="auto"/>
      <style:text-properties style:font-name="Arial" style:font-name-complex="Arial" fo:hyphenate="true"/>
    </style:style>
    <style:style style:name="T89" style:parent-style-name="Forte" style:family="text">
      <style:text-properties style:font-name="Arial" style:font-name-complex="Arial"/>
    </style:style>
    <style:style style:name="P90" style:parent-style-name="NormalWeb" style:list-style-name="LFO32" style:family="paragraph">
      <style:paragraph-properties style:vertical-align="auto"/>
      <style:text-properties style:font-name="Arial" style:font-name-complex="Arial" fo:hyphenate="true"/>
    </style:style>
    <style:style style:name="P91" style:parent-style-name="Título2" style:list-style-name="WW_OutlineListStyle_3" style:family="paragraph">
      <style:text-properties style:font-name-complex="Arial"/>
    </style:style>
    <style:style style:name="T92" style:parent-style-name="Forte" style:family="text">
      <style:text-properties style:font-name="Arial" style:font-name-complex="Arial"/>
    </style:style>
    <style:style style:name="T93" style:parent-style-name="Fonteparág.padrão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/>
    </style:style>
    <style:style style:name="T95" style:parent-style-name="Forte" style:family="text">
      <style:text-properties style:font-name="Arial" style:font-name-complex="Arial"/>
    </style:style>
    <style:style style:name="T96" style:parent-style-name="Fonteparág.padrão" style:family="text">
      <style:text-properties style:font-name="Arial" style:font-name-complex="Arial"/>
    </style:style>
    <style:style style:name="T97" style:parent-style-name="Fonteparág.padrão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/>
    </style:style>
    <style:style style:name="T99" style:parent-style-name="Forte" style:family="text">
      <style:text-properties style:font-name="Arial" style:font-name-complex="Arial"/>
    </style:style>
    <style:style style:name="P100" style:parent-style-name="NormalWeb" style:list-style-name="LFO33" style:family="paragraph">
      <style:paragraph-properties style:vertical-align="auto"/>
      <style:text-properties style:font-name="Arial" style:font-name-complex="Arial" fo:hyphenate="true"/>
    </style:style>
    <style:style style:name="P101" style:parent-style-name="NormalWeb" style:list-style-name="LFO33" style:family="paragraph">
      <style:paragraph-properties style:vertical-align="auto"/>
      <style:text-properties style:font-name="Arial" style:font-name-complex="Arial" fo:hyphenate="true"/>
    </style:style>
    <style:style style:name="T102" style:parent-style-name="Forte" style:family="text">
      <style:text-properties style:font-name="Arial" style:font-name-complex="Arial"/>
    </style:style>
    <style:style style:name="P103" style:parent-style-name="NormalWeb" style:list-style-name="LFO34" style:family="paragraph">
      <style:paragraph-properties style:vertical-align="auto"/>
      <style:text-properties style:font-name="Arial" style:font-name-complex="Arial" fo:hyphenate="true"/>
    </style:style>
    <style:style style:name="P104" style:parent-style-name="NormalWeb" style:list-style-name="LFO34" style:family="paragraph">
      <style:paragraph-properties style:vertical-align="auto"/>
      <style:text-properties style:font-name="Arial" style:font-name-complex="Arial" fo:hyphenate="true"/>
    </style:style>
    <style:style style:name="P105" style:parent-style-name="NormalWeb" style:list-style-name="LFO34" style:family="paragraph">
      <style:paragraph-properties style:vertical-align="auto"/>
      <style:text-properties style:font-name="Arial" style:font-name-complex="Arial" fo:hyphenate="true"/>
    </style:style>
    <style:style style:name="P106" style:parent-style-name="NormalWeb" style:list-style-name="LFO34" style:family="paragraph">
      <style:paragraph-properties style:vertical-align="auto"/>
      <style:text-properties style:font-name="Arial" style:font-name-complex="Arial" fo:hyphenate="true"/>
    </style:style>
    <style:style style:name="P107" style:parent-style-name="NormalWeb" style:list-style-name="LFO34" style:family="paragraph">
      <style:paragraph-properties style:vertical-align="auto"/>
      <style:text-properties style:font-name="Arial" style:font-name-complex="Arial" fo:hyphenate="true"/>
    </style:style>
    <style:style style:name="P108" style:parent-style-name="NormalWeb" style:list-style-name="LFO34" style:family="paragraph">
      <style:paragraph-properties style:vertical-align="auto"/>
      <style:text-properties style:font-name="Arial" style:font-name-complex="Arial" fo:hyphenate="true"/>
    </style:style>
    <style:style style:name="T109" style:parent-style-name="Forte" style:family="text">
      <style:text-properties style:font-name="Arial" style:font-name-complex="Arial"/>
    </style:style>
    <style:style style:name="P110" style:parent-style-name="NormalWeb" style:list-style-name="LFO35" style:family="paragraph">
      <style:paragraph-properties style:vertical-align="auto"/>
      <style:text-properties style:font-name="Arial" style:font-name-complex="Arial" fo:hyphenate="true"/>
    </style:style>
    <style:style style:name="P111" style:parent-style-name="Título2" style:list-style-name="WW_OutlineListStyle_3" style:family="paragraph">
      <style:text-properties style:font-name-complex="Arial"/>
    </style:style>
    <style:style style:name="T112" style:parent-style-name="Forte" style:family="text">
      <style:text-properties style:font-name="Arial" style:font-name-complex="Arial"/>
    </style:style>
    <style:style style:name="T113" style:parent-style-name="Fonteparág.padrão" style:family="text">
      <style:text-properties style:font-name="Arial" style:font-name-complex="Arial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rte" style:family="text">
      <style:text-properties style:font-name="Arial" style:font-name-complex="Arial"/>
    </style:style>
    <style:style style:name="T116" style:parent-style-name="Fonteparág.padrão" style:family="text">
      <style:text-properties style:font-name="Arial" style:font-name-complex="Arial"/>
    </style:style>
    <style:style style:name="T117" style:parent-style-name="Fonteparág.padrão" style:family="text">
      <style:text-properties style:font-name="Arial" style:font-name-complex="Arial"/>
    </style:style>
    <style:style style:name="T118" style:parent-style-name="Forte" style:family="text">
      <style:text-properties style:font-name="Arial" style:font-name-complex="Arial"/>
    </style:style>
    <style:style style:name="P119" style:parent-style-name="NormalWeb" style:list-style-name="LFO36" style:family="paragraph">
      <style:paragraph-properties style:vertical-align="auto"/>
      <style:text-properties style:font-name="Arial" style:font-name-complex="Arial" fo:hyphenate="true"/>
    </style:style>
    <style:style style:name="T120" style:parent-style-name="Forte" style:family="text">
      <style:text-properties style:font-name="Arial" style:font-name-complex="Arial"/>
    </style:style>
    <style:style style:name="P121" style:parent-style-name="NormalWeb" style:list-style-name="LFO37" style:family="paragraph">
      <style:paragraph-properties style:vertical-align="auto"/>
      <style:text-properties style:font-name="Arial" style:font-name-complex="Arial" fo:hyphenate="true"/>
    </style:style>
    <style:style style:name="P122" style:parent-style-name="NormalWeb" style:list-style-name="LFO37" style:family="paragraph">
      <style:paragraph-properties style:vertical-align="auto"/>
      <style:text-properties style:font-name="Arial" style:font-name-complex="Arial" fo:hyphenate="true"/>
    </style:style>
    <style:style style:name="P123" style:parent-style-name="NormalWeb" style:list-style-name="LFO37" style:family="paragraph">
      <style:paragraph-properties style:vertical-align="auto"/>
      <style:text-properties style:font-name="Arial" style:font-name-complex="Arial" fo:hyphenate="true"/>
    </style:style>
    <style:style style:name="P124" style:parent-style-name="NormalWeb" style:list-style-name="LFO37" style:family="paragraph">
      <style:paragraph-properties style:vertical-align="auto"/>
      <style:text-properties style:font-name="Arial" style:font-name-complex="Arial" fo:hyphenate="true"/>
    </style:style>
    <style:style style:name="P125" style:parent-style-name="NormalWeb" style:list-style-name="LFO37" style:family="paragraph">
      <style:paragraph-properties style:vertical-align="auto"/>
      <style:text-properties style:font-name="Arial" style:font-name-complex="Arial" fo:hyphenate="true"/>
    </style:style>
    <style:style style:name="P126" style:parent-style-name="NormalWeb" style:list-style-name="LFO37" style:family="paragraph">
      <style:paragraph-properties style:vertical-align="auto"/>
      <style:text-properties style:font-name="Arial" style:font-name-complex="Arial" fo:hyphenate="true"/>
    </style:style>
    <style:style style:name="T127" style:parent-style-name="Forte" style:family="text">
      <style:text-properties style:font-name="Arial" style:font-name-complex="Arial"/>
    </style:style>
    <style:style style:name="P128" style:parent-style-name="NormalWeb" style:list-style-name="LFO38" style:family="paragraph">
      <style:paragraph-properties style:vertical-align="auto"/>
      <style:text-properties style:font-name="Arial" style:font-name-complex="Arial" fo:hyphenate="true"/>
    </style:style>
    <style:style style:name="P129" style:parent-style-name="EPP-Seçãonivel1" style:family="paragraph">
      <style:paragraph-properties fo:margin-left="0.3in">
        <style:tab-stops/>
      </style:paragraph-properties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bookmark-start text:name="_Toc464633893"/><text:s/></text:p>
      <text:p text:style-name="EPP-Seçãonivel1"><text:bookmark-start text:name="_Toc464633894"/><text:bookmark-end text:name="_Toc464633893"/>Casos de uso:</text:p>
      <text:p text:style-name="EPP-Seçãonivel1"/>
      <text:h text:style-name="P22" text:outline-level="2"><text:bookmark-end text:name="_Toc464633894"/>Caso de Uso: Fazer Login</text:h>
      <text:p text:style-name="NormalWeb"><text:span text:style-name="T23">Atores:</text:span><text:span text:style-name="T24"><text:s/>Cliente, Técnico, Administrador</text:span><text:span text:style-name="T25"><text:line-break/></text:span><text:span text:style-name="T26">Descrição breve:</text:span><text:span text:style-name="T27"><text:s/>O usuário acessa o sistema utilizando suas credenciais.</text:span><text:span text:style-name="T28"><text:line-break/></text:span><text:span text:style-name="T29">Pré-condições:</text:span></text:p>
      <text:list text:style-name="LFO21" text:continue-numbering="true">
        <text:list-item>
          <text:p text:style-name="P30">O usuário deve possuir um cadastro válido.</text:p>
        </text:list-item>
      </text:list>
      <text:p text:style-name="NormalWeb"><text:span text:style-name="T31">Fluxo principal:</text:span></text:p>
      <text:list text:style-name="LFO22" text:continue-numbering="true">
        <text:list-item>
          <text:p text:style-name="P32">O usuário acessa a tela de login.</text:p>
        </text:list-item>
        <text:list-item>
          <text:p text:style-name="P33">O usuário informa usuário e senha.</text:p>
        </text:list-item>
        <text:list-item>
          <text:p text:style-name="P34">O usuário confirma o envio.</text:p>
        </text:list-item>
        <text:list-item>
          <text:p text:style-name="P35">O sistema valida as credenciais.</text:p>
        </text:list-item>
        <text:list-item>
          <text:p text:style-name="P36">O sistema concede acesso e redireciona o usuário para a página inicial.</text:p>
        </text:list-item>
      </text:list>
      <text:p text:style-name="NormalWeb"><text:span text:style-name="T37">Pós-condições:</text:span></text:p>
      <text:list text:style-name="LFO23" text:continue-numbering="true">
        <text:list-item>
          <text:p text:style-name="P38">O usuário tem acesso ao sistema.</text:p>
        </text:list-item>
      </text:list>
      <text:p text:style-name="Normal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h text:style-name="P39" text:outline-level="2">Caso de Uso: Abrir Chamado</text:h>
      <text:p text:style-name="NormalWeb"><text:span text:style-name="T40">Ator:</text:span><text:span text:style-name="T41"><text:s/>Cliente</text:span><text:span text:style-name="T42"><text:line-break/></text:span><text:span text:style-name="T43">Descrição breve:</text:span><text:span text:style-name="T44"><text:s/>O cliente registra um problema através do sistema.</text:span><text:span text:style-name="T45"><text:line-break/></text:span><text:span text:style-name="T46">Pré-condições:</text:span></text:p>
      <text:list text:style-name="LFO24" text:continue-numbering="true">
        <text:list-item>
          <text:p text:style-name="P47">O cliente deve estar logado.</text:p>
        </text:list-item>
      </text:list>
      <text:p text:style-name="NormalWeb"><text:span text:style-name="T48">Fluxo principal:</text:span></text:p>
      <text:list text:style-name="LFO25" text:continue-numbering="true">
        <text:list-item>
          <text:p text:style-name="P49">O cliente acessa a tela “Abrir Chamado”.</text:p>
        </text:list-item>
        <text:list-item>
          <text:p text:style-name="P50">O cliente informa título, descrição e prioridade do chamado.</text:p>
        </text:list-item>
        <text:list-item>
          <text:p text:style-name="P51">O cliente confirma o envio.</text:p>
        </text:list-item>
        <text:list-item>
          <text:p text:style-name="P52">O sistema registra o chamado no banco com status inicial “Aberto”.</text:p>
        </text:list-item>
        <text:list-item>
          <text:p text:style-name="P53">O sistema mostra mensagem de confirmação ao cliente.</text:p>
        </text:list-item>
      </text:list>
      <text:p text:style-name="NormalWeb"><text:span text:style-name="T54">Pós-condições:</text:span></text:p>
      <text:list text:style-name="LFO26" text:continue-numbering="true">
        <text:list-item>
          <text:p text:style-name="P55">O chamado fica disponível para técnicos e administradores acompanharem.</text:p>
        </text:list-item>
      </text:list>
      <text:soft-page-break/>
      <text:p text:style-name="Normal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h text:style-name="P56" text:outline-level="2">Caso de Uso: Consultar Chamado</text:h>
      <text:p text:style-name="NormalWeb"><text:span text:style-name="T57">Ator:</text:span><text:span text:style-name="T58"><text:s/>Cliente</text:span><text:span text:style-name="T59"><text:line-break/></text:span><text:span text:style-name="T60">Descrição breve:</text:span><text:span text:style-name="T61"><text:s/>O cliente consulta o status e detalhes de chamados já registrados.</text:span><text:span text:style-name="T62"><text:line-break/></text:span><text:span text:style-name="T63">Pré-condições:</text:span></text:p>
      <text:list text:style-name="LFO27" text:continue-numbering="true">
        <text:list-item>
          <text:p text:style-name="P64">O cliente deve estar logado.</text:p>
        </text:list-item>
      </text:list>
      <text:p text:style-name="NormalWeb"><text:span text:style-name="T65">Fluxo principal:</text:span></text:p>
      <text:list text:style-name="LFO28" text:continue-numbering="true">
        <text:list-item>
          <text:p text:style-name="P66">O cliente acessa a tela “Consultar Chamado”.</text:p>
        </text:list-item>
        <text:list-item>
          <text:p text:style-name="P67">O sistema exibe a lista de chamados do cliente.</text:p>
        </text:list-item>
        <text:list-item>
          <text:p text:style-name="P68">O cliente seleciona um chamado.</text:p>
        </text:list-item>
        <text:list-item>
          <text:p text:style-name="P69">O sistema exibe os detalhes do chamado (status, descrição, histórico).</text:p>
        </text:list-item>
      </text:list>
      <text:p text:style-name="NormalWeb"><text:span text:style-name="T70">Pós-condições:</text:span></text:p>
      <text:list text:style-name="LFO29" text:continue-numbering="true">
        <text:list-item>
          <text:p text:style-name="P71">O cliente visualiza os detalhes do chamado.</text:p>
        </text:list-item>
      </text:list>
      <text:p text:style-name="Normal"><draw:custom-shape svg:x="0in" svg:y="0in" svg:width="45.51042in" svg:height="0.00139in" draw:z-index="0" draw:id="id2" draw:style-name="a2" draw:name="Horizontal Line 15" text:anchor-type="as-char"><svg:title/><svg:desc/><draw:enhanced-geometry draw:type="non-primitive" svg:viewBox="0 0 21600 21600" draw:enhanced-path="M 0 0 L 21600 0 21600 21600 0 21600 Z N"/></draw:custom-shape></text:p>
      <text:h text:style-name="P72" text:outline-level="2">Caso de Uso: Fazer Comentário em Chamado</text:h>
      <text:p text:style-name="NormalWeb"><text:span text:style-name="T73">Atores:</text:span><text:span text:style-name="T74"><text:s/>Cliente, Técnico, Administrador</text:span><text:span text:style-name="T75"><text:line-break/></text:span><text:span text:style-name="T76">Descrição breve:</text:span><text:span text:style-name="T77"><text:s/>O usuário adiciona um comentário a um chamado existente.</text:span><text:span text:style-name="T78"><text:line-break/></text:span><text:span text:style-name="T79">Pré-condições:</text:span></text:p>
      <text:list text:style-name="LFO30" text:continue-numbering="true">
        <text:list-item>
          <text:p text:style-name="P80">O usuário deve estar logado.</text:p>
        </text:list-item>
        <text:list-item>
          <text:p text:style-name="P81">O usuário deve possuir acesso a um chamado já registrado.</text:p>
        </text:list-item>
      </text:list>
      <text:p text:style-name="NormalWeb"><text:span text:style-name="T82">Fluxo principal:</text:span></text:p>
      <text:list text:style-name="LFO31" text:continue-numbering="true">
        <text:list-item>
          <text:p text:style-name="P83">O usuário acessa a tela de “Consultar Chamado”.</text:p>
        </text:list-item>
        <text:list-item>
          <text:p text:style-name="P84">O usuário seleciona um chamado existente.</text:p>
        </text:list-item>
        <text:list-item>
          <text:p text:style-name="P85">O usuário insere o comentário.</text:p>
        </text:list-item>
        <text:list-item>
          <text:p text:style-name="P86">O usuário confirma o envio.</text:p>
        </text:list-item>
        <text:list-item>
          <text:p text:style-name="P87">O sistema registra o comentário no chamado.</text:p>
        </text:list-item>
        <text:list-item>
          <text:p text:style-name="P88">O sistema exibe mensagem de confirmação ao usuário.</text:p>
        </text:list-item>
      </text:list>
      <text:p text:style-name="NormalWeb"><text:span text:style-name="T89">Pós-condições:</text:span></text:p>
      <text:list text:style-name="LFO32" text:continue-numbering="true">
        <text:list-item>
          <text:p text:style-name="P90">O comentário fica registrado no histórico do chamado.</text:p>
        </text:list-item>
      </text:list>
      <text:p text:style-name="Normal"><draw:custom-shape svg:x="0in" svg:y="0in" svg:width="45.51042in" svg:height="0.00139in" draw:z-index="0" draw:id="id3" draw:style-name="a3" draw:name="Horizontal Line 16" text:anchor-type="as-char"><svg:title/><svg:desc/><draw:enhanced-geometry draw:type="non-primitive" svg:viewBox="0 0 21600 21600" draw:enhanced-path="M 0 0 L 21600 0 21600 21600 0 21600 Z N"/></draw:custom-shape></text:p>
      <text:h text:style-name="P91" text:outline-level="2">Caso de Uso: Manter Chamado</text:h>
      <text:p text:style-name="NormalWeb"><text:span text:style-name="T92">Ator:</text:span><text:span text:style-name="T93"><text:s/>Técnico</text:span><text:span text:style-name="T94"><text:line-break/></text:span><text:span text:style-name="T95">Descrição breve:</text:span><text:span text:style-name="T96"><text:s/>O técnico pode atualizar informações do chamado, alterar status ou<text:s/></text:span><text:soft-page-break/><text:span text:style-name="T97">encerrar.</text:span><text:span text:style-name="T98"><text:line-break/></text:span><text:span text:style-name="T99">Pré-condições:</text:span></text:p>
      <text:list text:style-name="LFO33" text:continue-numbering="true">
        <text:list-item>
          <text:p text:style-name="P100">O técnico deve estar logado.</text:p>
        </text:list-item>
        <text:list-item>
          <text:p text:style-name="P101">Deve existir um chamado previamente registrado.</text:p>
        </text:list-item>
      </text:list>
      <text:p text:style-name="NormalWeb"><text:span text:style-name="T102">Fluxo principal:</text:span></text:p>
      <text:list text:style-name="LFO34" text:continue-numbering="true">
        <text:list-item>
          <text:p text:style-name="P103">O técnico acessa a tela “Manter Chamado”.</text:p>
        </text:list-item>
        <text:list-item>
          <text:p text:style-name="P104">O técnico seleciona um chamado.</text:p>
        </text:list-item>
        <text:list-item>
          <text:p text:style-name="P105">O técnico atualiza dados, insere informações adicionais ou altera status.</text:p>
        </text:list-item>
        <text:list-item>
          <text:p text:style-name="P106">O técnico confirma a operação.</text:p>
        </text:list-item>
        <text:list-item>
          <text:p text:style-name="P107">O sistema salva as alterações no banco.</text:p>
        </text:list-item>
        <text:list-item>
          <text:p text:style-name="P108">O sistema exibe mensagem de confirmação.</text:p>
        </text:list-item>
      </text:list>
      <text:p text:style-name="NormalWeb"><text:span text:style-name="T109">Pós-condições:</text:span></text:p>
      <text:list text:style-name="LFO35" text:continue-numbering="true">
        <text:list-item>
          <text:p text:style-name="P110">O chamado é atualizado no sistema conforme a ação realizada.</text:p>
        </text:list-item>
      </text:list>
      <text:p text:style-name="Normal"><draw:custom-shape svg:x="0in" svg:y="0in" svg:width="45.51042in" svg:height="0.00139in" draw:z-index="0" draw:id="id4" draw:style-name="a4" draw:name="Horizontal Line 17" text:anchor-type="as-char"><svg:title/><svg:desc/><draw:enhanced-geometry draw:type="non-primitive" svg:viewBox="0 0 21600 21600" draw:enhanced-path="M 0 0 L 21600 0 21600 21600 0 21600 Z N"/></draw:custom-shape></text:p>
      <text:h text:style-name="P111" text:outline-level="2">Caso de Uso: Manter Usuário</text:h>
      <text:p text:style-name="NormalWeb"><text:span text:style-name="T112">Ator:</text:span><text:span text:style-name="T113"><text:s/>Administrador</text:span><text:span text:style-name="T114"><text:line-break/></text:span><text:span text:style-name="T115">Descrição breve:</text:span><text:span text:style-name="T116"><text:s/>O administrador pode criar, editar, consultar ou excluir usuários.</text:span><text:span text:style-name="T117"><text:line-break/></text:span><text:span text:style-name="T118">Pré-condições:</text:span></text:p>
      <text:list text:style-name="LFO36" text:continue-numbering="true">
        <text:list-item>
          <text:p text:style-name="P119">O administrador deve estar logado.</text:p>
        </text:list-item>
      </text:list>
      <text:p text:style-name="NormalWeb"><text:span text:style-name="T120">Fluxo principal:</text:span></text:p>
      <text:list text:style-name="LFO37" text:continue-numbering="true">
        <text:list-item>
          <text:p text:style-name="P121">O administrador acessa a tela “Manter Usuário”.</text:p>
        </text:list-item>
        <text:list-item>
          <text:p text:style-name="P122">O administrador escolhe a ação desejada: criar, editar, consultar ou excluir usuário.</text:p>
        </text:list-item>
        <text:list-item>
          <text:p text:style-name="P123">O administrador informa os dados necessários.</text:p>
        </text:list-item>
        <text:list-item>
          <text:p text:style-name="P124">O administrador confirma a operação.</text:p>
        </text:list-item>
        <text:list-item>
          <text:p text:style-name="P125">O sistema processa a operação e salva no banco.</text:p>
        </text:list-item>
        <text:list-item>
          <text:p text:style-name="P126">O sistema mostra mensagem de confirmação ao administrador.</text:p>
        </text:list-item>
      </text:list>
      <text:p text:style-name="NormalWeb"><text:span text:style-name="T127">Pós-condições:</text:span></text:p>
      <text:list text:style-name="LFO38" text:continue-numbering="true">
        <text:list-item>
          <text:p text:style-name="P128">Os dados do usuário são atualizados conforme a operação realizada.</text:p>
        </text:list-item>
      </text:list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3333in" fo:margin-bottom="0.25in"/>
      <style:text-properties fo:font-weight="bold" style:font-weight-asian="bold" fo:text-transform="uppercase" style:use-window-font-color="true" fo:font-size="12pt" style:font-size-asian="12pt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start" fo:margin-top="0.25in" fo:margin-bottom="0.1666in"/>
      <style:text-properties style:font-name-complex="Times New Roman" fo:font-weight="bold" style:font-weight-asian="bold" style:use-window-font-color="true" fo:font-size="12pt" style:font-size-asian="12pt" style:language-asian="en" style:country-asian="US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top="0.1666in" fo:margin-bottom="0.0833in"/>
      <style:text-properties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margin-top="0.1666in" fo:margin-bottom="0.0833in">
        <style:tab-stops>
          <style:tab-stop style:type="left" style:position="-2.15in"/>
        </style:tab-stops>
      </style:paragraph-properties>
      <style:text-properties style:font-name-complex="Times New Roman" fo:font-weight="bold" style:font-weight-asian="bold" style:use-window-font-color="true" fo:font-size="12pt" style:font-size-asian="12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833in"/>
      <style:text-properties style:font-name-complex="Times New Roman" fo:font-weight="bold" style:font-weight-asian="bold" style:use-window-font-color="true" style:language-asian="en" style:country-asian="US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833in"/>
      <style:text-properties style:font-name-complex="Times New Roman" fo:font-weight="bold" style:font-weight-asian="bold" fo:font-style="italic" style:font-style-asian="italic" style:use-window-font-color="true" style:language-asian="en" style:country-asian="US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-complex="Times New Roman" style:use-window-font-color="true" style:language-asian="en" style:country-asian="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-complex="Times New Roman" fo:font-style="italic" style:font-style-asian="italic" style:use-window-font-color="true" style:language-asian="en" style:country-asian="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-complex="Times New Roman" fo:font-style="italic" style:font-style-asian="italic" style:use-window-font-color="true" fo:font-size="9pt" style:font-size-asian="9pt" style:language-asian="en" style:country-asian="US" fo:hyphenate="false"/>
    </style:style>
    <style:style style:name="Normal" style:display-name="Normal" style:family="paragraph">
      <style:paragraph-properties fo:text-align="justify"/>
      <style:text-properties style:font-name="Arial" style:font-name-complex="Arial" fo:color="#000000"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umário1" style:display-name="Sumário 1" style:family="paragraph" style:parent-style-name="Normal" style:next-style-name="Normal">
      <style:paragraph-properties fo:margin-top="0.0833in">
        <style:tab-stops>
          <style:tab-stop style:type="left" style:position="0.3743in"/>
          <style:tab-stop style:type="right" style:leader-style="dotted" style:leader-text="." style:position="6.625in"/>
        </style:tab-stops>
      </style:paragraph-properties>
      <style:text-properties style:font-name-complex="Times New Roman" style:font-weight-complex="bold" fo:text-transform="uppercase" style:use-window-font-color="true" style:font-size-complex="14pt" style:language-asian="en" style:country-asian="US" fo:hyphenate="false"/>
    </style:style>
    <style:style style:name="Sumário2" style:display-name="Sumário 2" style:family="paragraph" style:parent-style-name="Normal" style:next-style-name="Normal">
      <style:paragraph-properties fo:margin-top="0.0833in" fo:margin-left="0.3743in">
        <style:tab-stops>
          <style:tab-stop style:type="left" style:position="0.0006in"/>
          <style:tab-stop style:type="left" style:position="0.2923in"/>
          <style:tab-stop style:type="left" style:position="0.459in"/>
          <style:tab-stop style:type="right" style:leader-style="dotted" style:leader-text="." style:position="6.2506in"/>
        </style:tab-stops>
      </style:paragraph-properties>
      <style:text-properties style:font-name-asian="MS Mincho" style:font-weight-complex="bold" style:use-window-font-color="true" style:font-size-complex="14pt" style:language-asian="en" style:country-asian="US" fo:hyphenate="false"/>
    </style:style>
    <style:style style:name="Sumário3" style:display-name="Sumário 3" style:family="paragraph" style:parent-style-name="Sumário2" style:next-style-name="Normal">
      <style:paragraph-properties fo:margin-left="0.5909in">
        <style:tab-stops>
          <style:tab-stop style:type="left" style:position="-0.2159in"/>
          <style:tab-stop style:type="left" style:position="0in"/>
          <style:tab-stop style:type="left" style:position="0.0756in"/>
          <style:tab-stop style:type="left" style:position="0.2423in"/>
          <style:tab-stop style:type="right" style:leader-style="dotted" style:leader-text="." style:position="6.034in"/>
        </style:tab-stops>
      </style:paragraph-properties>
      <style:text-properties style:font-name-complex="Times New Roman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" style:display-name="Lista" style:family="paragraph" style:parent-style-name="Normal" style:list-style-name="LFO1">
      <style:paragraph-properties fo:margin-top="0.0555in" fo:margin-bottom="0.1666in"/>
      <style:text-properties style:font-name-complex="Times New Roman" style:use-window-font-color="true" style:language-asian="en" style:country-asian="US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top="0.3333in" fo:margin-bottom="0.25in"/>
      <style:text-properties style:font-name-complex="Times New Roman" fo:font-weight="bold" style:font-weight-asian="bold" fo:text-transform="uppercase" style:use-window-font-color="true" fo:font-size="14pt" style:font-size-asian="14pt" style:language-asian="en" style:country-asian="US" fo:hyphenate="false"/>
    </style:style>
    <style:style style:name="Titulodocumento" style:display-name="Titulo documento" style:family="paragraph" style:parent-style-name="Normal" style:next-style-name="Normal">
      <style:paragraph-properties fo:text-align="start" fo:margin-bottom="0.1666in"/>
      <style:text-properties fo:font-weight="bold" style:font-weight-asian="bold" fo:color="#999999" fo:font-size="26pt" style:font-size-asian="26pt" fo:hyphenate="false"/>
    </style:style>
    <style:style style:name="BodyText" style:display-name="BodyText" style:family="paragraph" style:parent-style-name="Normal">
      <style:paragraph-properties fo:margin-top="0.0277in" fo:margin-bottom="0.0416in"/>
      <style:text-properties style:use-window-font-color="true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hyphenate="false"/>
    </style:style>
    <style:style style:name="Instrução" style:display-name="Instrução" style:family="paragraph" style:parent-style-name="Normal" style:next-style-name="Normal">
      <style:paragraph-properties fo:text-align="start"/>
      <style:text-properties fo:font-style="italic" style:font-style-asian="italic" fo:color="#0000FF" fo:hyphenate="false"/>
    </style:style>
    <style:style style:name="infoblue" style:display-name="infoblue" style:family="paragraph" style:parent-style-name="Normal">
      <style:paragraph-properties fo:text-align="start" fo:margin-bottom="0.0833in" style:line-height-at-least="0.1666in"/>
      <style:text-properties style:font-name="Times New Roman" style:font-name-asian="Arial Unicode MS" style:font-name-complex="Times New Roman" fo:font-style="italic" style:font-style-asian="italic" style:font-style-complex="italic" fo:color="#0000FF" fo:hyphenate="false"/>
    </style:style>
    <style:style style:name="Corpodetexto" style:display-name="Corpo de texto" style:family="paragraph" style:parent-style-name="Normal">
      <style:paragraph-properties fo:text-align="start"/>
      <style:text-properties fo:language="pt" fo:country="PT"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Arial Unicode MS" style:font-name-asian="Arial Unicode MS" style:font-name-complex="Arial Unicode MS" style:use-window-font-color="true" fo:font-size="12pt" style:font-size-asian="12pt" style:font-size-complex="12pt" fo:hyphenate="false"/>
    </style:style>
    <style:style style:name="Sumário4" style:display-name="Sumário 4" style:family="paragraph" style:parent-style-name="Normal" style:next-style-name="Normal" style:auto-update="true">
      <style:paragraph-properties fo:text-align="start" fo:margin-left="0.5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5" style:display-name="Sumário 5" style:family="paragraph" style:parent-style-name="Normal" style:next-style-name="Normal" style:auto-update="true">
      <style:paragraph-properties fo:text-align="start" fo:margin-left="0.6666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6" style:display-name="Sumário 6" style:family="paragraph" style:parent-style-name="Normal" style:next-style-name="Normal" style:auto-update="true">
      <style:paragraph-properties fo:text-align="start" fo:margin-left="0.8333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7" style:display-name="Sumário 7" style:family="paragraph" style:parent-style-name="Normal" style:next-style-name="Normal" style:auto-update="true">
      <style:paragraph-properties fo:text-align="start" fo:margin-left="1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8" style:display-name="Sumário 8" style:family="paragraph" style:parent-style-name="Normal" style:next-style-name="Normal" style:auto-update="true">
      <style:paragraph-properties fo:text-align="start" fo:margin-left="1.1666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Sumário9" style:display-name="Sumário 9" style:family="paragraph" style:parent-style-name="Normal" style:next-style-name="Normal" style:auto-update="true">
      <style:paragraph-properties fo:text-align="start" fo:margin-left="1.3333in">
        <style:tab-stops/>
      </style:paragraph-properties>
      <style:text-properties style:font-name="Times New Roman" style:font-name-complex="Times New Roman" style:use-window-font-color="true" fo:font-size="12pt" style:font-size-asian="12pt" style:font-size-complex="12pt" fo:hyphenate="false"/>
    </style:style>
    <style:style style:name="Tabletext" style:display-name="Tabletext" style:family="paragraph" style:parent-style-name="Normal">
      <style:paragraph-properties fo:keep-together="always" fo:widows="0" fo:orphans="0" fo:text-align="start" fo:margin-bottom="0.0833in" style:line-height-at-least="0.1666in"/>
      <style:text-properties style:font-name="Times New Roman" style:font-name-complex="Times New Roman" style:use-window-font-color="true" fo:language="en" fo:country="US" style:language-asian="en" style:country-asian="US"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RodapéChar" style:display-name="Rodapé Char" style:family="text" style:parent-style-name="Fonteparág.padrão">
      <style:text-properties style:font-name="Arial" style:font-name-complex="Arial" fo:color="#000000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color="#000000" fo:font-size="8pt" style:font-size-asian="8pt" style:font-size-complex="8pt"/>
    </style:style>
    <style:style style:name="EPP-Seçãonivel1" style:display-name="EPP-Seção nivel 1" style:family="paragraph" style:parent-style-name="Título1" style:default-outline-level="1">
      <style:text-properties fo:hyphenate="false"/>
    </style:style>
    <style:style style:name="EPP-Seçãonivel2" style:display-name="EPP-Seção nivel 2" style:family="paragraph" style:parent-style-name="Título2" style:default-outline-level="2">
      <style:text-properties fo:hyphenate="false"/>
    </style:style>
    <style:style style:name="Título1Char" style:display-name="Título 1 Char" style:family="text" style:parent-style-name="Fonteparág.padrão">
      <style:text-properties style:font-name="Arial" style:font-name-complex="Arial" fo:font-weight="bold" style:font-weight-asian="bold" fo:text-transform="uppercase" fo:font-size="12pt" style:font-size-asian="12pt" style:language-asian="en" style:country-asian="US"/>
    </style:style>
    <style:style style:name="EPP-Seçãonivel1Carácter" style:display-name="EPP-Seção nivel 1 Carácter" style:family="text" style:parent-style-name="Título1Char">
      <style:text-properties style:font-name="Arial" style:font-name-complex="Arial" fo:font-weight="bold" style:font-weight-asian="bold" fo:text-transform="uppercase" fo:font-size="12pt" style:font-size-asian="12pt" style:language-asian="en" style:country-asian="US"/>
    </style:style>
    <style:style style:name="EPP-Seçãonivel3" style:display-name="EPP-Seção nivel 3" style:family="paragraph" style:parent-style-name="Título3" style:default-outline-level="3">
      <style:text-properties fo:hyphenate="false"/>
    </style:style>
    <style:style style:name="Título2Char" style:display-name="Título 2 Char" style:family="text" style:parent-style-name="Fonteparág.padrão">
      <style:text-properties style:font-name="Arial" fo:font-weight="bold" style:font-weight-asian="bold" fo:font-size="12pt" style:font-size-asian="12pt" style:language-asian="en" style:country-asian="US"/>
    </style:style>
    <style:style style:name="EPP-Seçãonivel2Carácter" style:display-name="EPP-Seção nivel 2 Carácter" style:family="text" style:parent-style-name="Título2Char">
      <style:text-properties style:font-name="Arial" fo:font-weight="bold" style:font-weight-asian="bold" fo:font-size="12pt" style:font-size-asian="12pt" style:language-asian="en" style:country-asian="US"/>
    </style:style>
    <style:style style:name="EPP-Comentario" style:display-name="EPP-Comentario" style:family="paragraph" style:parent-style-name="Instrução">
      <style:text-properties fo:language="pt" fo:country="PT" fo:hyphenate="false"/>
    </style:style>
    <style:style style:name="Título3Char" style:display-name="Título 3 Char" style:family="text" style:parent-style-name="Título2Char">
      <style:text-properties style:font-name="Arial" fo:font-weight="bold" style:font-weight-asian="bold" fo:font-size="12pt" style:font-size-asian="12pt" style:language-asian="en" style:country-asian="US"/>
    </style:style>
    <style:style style:name="EPP-Seçãonivel3Carácter" style:display-name="EPP-Seção nivel 3 Carácter" style:family="text" style:parent-style-name="Título3Char">
      <style:text-properties style:font-name="Arial" fo:font-weight="bold" style:font-weight-asian="bold" fo:font-size="12pt" style:font-size-asian="12pt" style:language-asian="en" style:country-asian="US"/>
    </style:style>
    <style:style style:name="EPP-Titulo" style:display-name="EPP-Titulo" style:family="paragraph" style:parent-style-name="Título">
      <style:paragraph-properties fo:text-align="center"/>
      <style:text-properties fo:hyphenate="false"/>
    </style:style>
    <style:style style:name="InstruçãoCarácter" style:display-name="Instrução Carácter" style:family="text" style:parent-style-name="Fonteparág.padrão">
      <style:text-properties style:font-name="Arial" style:font-name-complex="Arial" fo:font-style="italic" style:font-style-asian="italic" fo:color="#0000FF"/>
    </style:style>
    <style:style style:name="EPP-ComentarioCarácter" style:display-name="EPP-Comentario Carácter" style:family="text" style:parent-style-name="InstruçãoCarácter">
      <style:text-properties style:font-name="Arial" style:font-name-complex="Arial" fo:font-style="italic" style:font-style-asian="italic" fo:color="#0000FF" fo:language="pt" fo:country="PT"/>
    </style:style>
    <style:style style:name="EPP-TextoNormal" style:display-name="EPP-Texto Normal" style:family="paragraph" style:parent-style-name="Normal">
      <style:text-properties fo:language="pt" fo:country="PT" fo:hyphenate="false"/>
    </style:style>
    <style:style style:name="TítuloChar" style:display-name="Título Char" style:family="text" style:parent-style-name="Fonteparág.padrão">
      <style:text-properties style:font-name="Arial" fo:font-weight="bold" style:font-weight-asian="bold" fo:text-transform="uppercase" fo:font-size="14pt" style:font-size-asian="14pt" style:language-asian="en" style:country-asian="US"/>
    </style:style>
    <style:style style:name="EPP-TituloCarácter" style:display-name="EPP-Titulo Carácter" style:family="text" style:parent-style-name="TítuloChar">
      <style:text-properties style:font-name="Arial" fo:font-weight="bold" style:font-weight-asian="bold" fo:text-transform="uppercase" fo:font-size="14pt" style:font-size-asian="14pt" style:language-asian="en" style:country-asian="US"/>
    </style:style>
    <style:style style:name="EPP-Cabeçalho" style:display-name="EPP-Cabeçalho" style:family="paragraph" style:parent-style-name="Normal">
      <style:paragraph-properties fo:text-align="center"/>
      <style:text-properties fo:language="pt" fo:country="PT" fo:hyphenate="false"/>
    </style:style>
    <style:style style:name="EPP-TextoNormalCarácter" style:display-name="EPP-Texto Normal Carácter" style:family="text" style:parent-style-name="Fonteparág.padrão">
      <style:text-properties style:font-name="Arial" style:font-name-complex="Arial" fo:color="#000000" fo:language="pt" fo:country="PT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5B9BD5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hyphenate="false"/>
    </style:style>
    <style:style style:name="EPP-CabeçalhoCarácter" style:display-name="EPP-Cabeçalho Carácter" style:family="text" style:parent-style-name="Fonteparág.padrão">
      <style:text-properties style:font-name="Arial" style:font-name-complex="Arial" fo:color="#000000" fo:language="pt" fo:country="PT"/>
    </style:style>
    <style:style style:name="CitaçãoIntensaChar" style:display-name="Citação Intensa Char" style:family="text" style:parent-style-name="Fonteparág.padrão">
      <style:text-properties style:font-name="Arial" style:font-name-complex="Arial" fo:font-weight="bold" style:font-weight-asian="bold" style:font-weight-complex="bold" fo:font-style="italic" style:font-style-asian="italic" style:font-style-complex="italic" fo:color="#5B9BD5"/>
    </style:style>
    <style:style style:name="ParágrafodaLista" style:display-name="Parágrafo da Lista" style:family="paragraph" style:parent-style-name="Normal">
      <style:paragraph-properties fo:text-align="start" fo:margin-bottom="0.1388in" fo:line-height="115%" fo:margin-left="0.4916in">
        <style:tab-stops/>
      </style:paragraph-properties>
      <style:text-properties style:font-name-asian="Calibri" style:font-name-complex="Times New Roman" style:use-window-font-color="true" style:font-size-complex="11pt" style:language-asian="ar" style:country-asian="SA" fo:hyphenate="false"/>
    </style:style>
    <style:style style:name="ParágrafodaListaChar" style:display-name="Parágrafo da Lista Char" style:family="text">
      <style:text-properties style:font-name="Arial" style:font-name-asian="Calibri" style:font-size-complex="11pt" style:language-asian="ar" style:country-asian="SA"/>
    </style:style>
    <style:style style:name="EPP-Passosfluxo" style:display-name="EPP-Passos fluxo" style:family="paragraph" style:parent-style-name="ParágrafodaLista" style:list-style-name="LFO9">
      <style:paragraph-properties fo:text-align="justify" fo:margin-bottom="0in" fo:line-height="100%"/>
      <style:text-properties style:font-size-complex="10pt" style:language-asian="en" style:country-asian="US" fo:hyphenate="false"/>
    </style:style>
    <style:style style:name="EPP-Fluxotitulo" style:display-name="EPP-Fluxo titulo" style:family="paragraph" style:parent-style-name="ParágrafodaLista" style:list-style-name="LFO10">
      <style:paragraph-properties fo:text-align="justify" fo:margin-bottom="0in" fo:line-height="100%"/>
      <style:text-properties style:font-name="Verdana" fo:font-weight="bold" style:font-weight-asian="bold" style:font-size-complex="10pt" style:language-asian="en" style:country-asian="US" fo:hyphenate="false"/>
    </style:style>
    <style:style style:name="EPP-PassosfluxoCarácter" style:display-name="EPP-Passos fluxo Carácter" style:family="text" style:parent-style-name="ParágrafodaListaChar">
      <style:text-properties style:font-name="Arial" style:font-name-asian="Calibri" style:font-size-complex="11pt" style:language-asian="en" style:country-asian="US"/>
    </style:style>
    <style:style style:name="EPP-Fluxopassos" style:display-name="EPP-Fluxo passos" style:family="paragraph" style:parent-style-name="ParágrafodaLista" style:list-style-name="LFO11">
      <style:paragraph-properties fo:text-align="justify" fo:margin-bottom="0in" fo:line-height="100%"/>
      <style:text-properties style:font-size-complex="10pt" fo:language="pt" fo:country="PT" style:language-asian="en" style:country-asian="US" fo:hyphenate="false"/>
    </style:style>
    <style:style style:name="EPP-FluxotituloCarácter" style:display-name="EPP-Fluxo titulo Carácter" style:family="text" style:parent-style-name="ParágrafodaListaChar">
      <style:text-properties style:font-name="Verdana" style:font-name-asian="Calibri" fo:font-weight="bold" style:font-weight-asian="bold" style:font-size-complex="11pt" style:language-asian="en" style:country-asian="US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EPP-FluxopassosCarácter" style:display-name="EPP-Fluxo passos Carácter" style:family="text" style:parent-style-name="ParágrafodaListaChar">
      <style:text-properties style:font-name="Arial" style:font-name-asian="Calibri" style:font-size-complex="11pt" fo:language="pt" fo:country="PT" style:language-asian="en" style:country-asian="US"/>
    </style:style>
    <style:style style:name="CitaçãoChar" style:display-name="Citação Char" style:family="text" style:parent-style-name="Fonteparág.padrão">
      <style:text-properties style:font-name="Arial" style:font-name-complex="Arial" fo:font-style="italic" style:font-style-asian="italic" style:font-style-complex="italic" fo:color="#000000"/>
    </style:style>
    <style:style style:name="HeaderChar" style:display-name="Header Char" style:family="text" style:parent-style-name="Fonteparág.padrão">
      <style:text-properties style:font-name="Arial" style:font-name-complex="Arial" fo:color="#000000"/>
    </style:style>
    <style:style style:name="FooterChar" style:display-name="Footer Char" style:family="text" style:parent-style-name="Fonteparág.padrão">
      <style:text-properties style:font-name="Arial" style:font-name-complex="Arial" fo:color="#000000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LFO1" style:display-name="LFO1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fo:font-weight="bold" style:font-weight-asian="bold" fo:font-style="normal" style:font-style-asian="normal" style:use-window-font-color="true" fo:font-size="10pt" style:font-size-asian="10pt" style:font-size-complex="10pt"/>
    </style:style>
    <style:style style:name="WW_CharLFO6LVL2" style:family="text">
      <style:text-properties fo:font-weight="normal" style:font-weight-asian="normal" fo:font-style="normal" style:font-style-asian="normal" fo:color="#000000" fo:font-size="10pt" style:font-size-asian="10pt" style:font-size-complex="10pt"/>
    </style:style>
    <style:style style:name="WW_CharLFO6LVL3" style:family="text">
      <style:text-properties fo:font-weight="normal" style:font-weight-asian="normal"/>
    </style:style>
    <text:list-style style:name="LFO9" style:display-name="LFO9">
      <text:list-level-style-number text:level="1" text:style-name="WW_CharLFO6LVL1" style:num-prefix="P" style:num-suffix="." style:num-format="1">
        <style:list-level-properties text:space-before="0.4541in" text:min-label-width="0.25in" text:list-level-position-and-space-mode="label-alignment">
          <style:list-level-label-alignment text:label-followed-by="listtab" fo:margin-left="0.7041in" fo:text-indent="-0.25in"/>
        </style:list-level-properties>
      </text:list-level-style-number>
      <text:list-level-style-number text:level="2" text:style-name="WW_CharLFO6LVL2" style:num-prefix="E" style:num-suffix="." style:num-format="1" text:display-levels="2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</text:list-level-style-number>
      <text:list-level-style-number text:level="3" text:style-name="WW_CharLFO6LVL3" style:num-prefix="E" style:num-format="1" text:display-levels="3">
        <style:list-level-properties fo:text-align="end" text:space-before="1.5791in" text:min-label-width="0.125in" text:list-level-position-and-space-mode="label-alignment">
          <style:list-level-label-alignment text:label-followed-by="listtab" fo:margin-left="1.7041in" fo:text-indent="-0.125in"/>
        </style:list-level-properties>
      </text:list-level-style-number>
      <text:list-level-style-number text:level="4" style:num-suffix="." style:num-format="1">
        <style:list-level-properties text:space-before="1.9541in" text:min-label-width="0.25in" text:list-level-position-and-space-mode="label-alignment">
          <style:list-level-label-alignment text:label-followed-by="listtab" fo:margin-left="2.20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541in" text:min-label-width="0.25in" text:list-level-position-and-space-mode="label-alignment">
          <style:list-level-label-alignment text:label-followed-by="listtab" fo:margin-left="2.70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91in" text:min-label-width="0.125in" text:list-level-position-and-space-mode="label-alignment">
          <style:list-level-label-alignment text:label-followed-by="listtab" fo:margin-left="3.2041in" fo:text-indent="-0.125in"/>
        </style:list-level-properties>
      </text:list-level-style-number>
      <text:list-level-style-number text:level="7" style:num-suffix="." style:num-format="1">
        <style:list-level-properties text:space-before="3.4541in" text:min-label-width="0.25in" text:list-level-position-and-space-mode="label-alignment">
          <style:list-level-label-alignment text:label-followed-by="listtab" fo:margin-left="3.70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541in" text:min-label-width="0.25in" text:list-level-position-and-space-mode="label-alignment">
          <style:list-level-label-alignment text:label-followed-by="listtab" fo:margin-left="4.20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91in" text:min-label-width="0.125in" text:list-level-position-and-space-mode="label-alignment">
          <style:list-level-label-alignment text:label-followed-by="listtab" fo:margin-left="4.7041in" fo:text-indent="-0.125in"/>
        </style:list-level-properties>
      </text:list-level-style-number>
    </text:list-style>
    <style:style style:name="WW_CharLFO7LVL1" style:family="text">
      <style:text-properties fo:font-weight="bold" style:font-weight-asian="bold" fo:font-style="normal" style:font-style-asian="normal" style:use-window-font-color="true" fo:font-size="10pt" style:font-size-asian="10pt" style:font-size-complex="10pt"/>
    </style:style>
    <style:style style:name="WW_CharLFO7LVL2" style:family="text">
      <style:text-properties fo:font-weight="normal" style:font-weight-asian="normal" fo:font-style="normal" style:font-style-asian="normal" fo:color="#000000" fo:font-size="10pt" style:font-size-asian="10pt" style:font-size-complex="10pt"/>
    </style:style>
    <style:style style:name="WW_CharLFO7LVL3" style:family="text">
      <style:text-properties fo:font-weight="normal" style:font-weight-asian="normal"/>
    </style:style>
    <text:list-style style:name="LFO10" style:display-name="LFO10">
      <text:list-level-style-number text:level="1" text:style-name="WW_CharLFO7LVL1" style:num-prefix="[FA" style:num-suffix="]" style:num-format="01, 02, 03, ...">
        <style:list-level-properties text:space-before="0.7347in" text:min-label-width="0.25in" text:list-level-position-and-space-mode="label-alignment">
          <style:list-level-label-alignment text:label-followed-by="listtab" fo:margin-left="0.9847in" fo:text-indent="-0.25in"/>
        </style:list-level-properties>
      </text:list-level-style-number>
      <text:list-level-style-number text:level="2" text:style-name="WW_CharLFO7LVL2" style:num-prefix="E" style:num-suffix="." style:num-format="1" text:display-levels="2">
        <style:list-level-properties text:space-before="1.3256in" text:min-label-width="0.25in" text:list-level-position-and-space-mode="label-alignment">
          <style:list-level-label-alignment text:label-followed-by="listtab" fo:margin-left="1.5756in" fo:text-indent="-0.25in"/>
        </style:list-level-properties>
      </text:list-level-style-number>
      <text:list-level-style-number text:level="3" text:style-name="WW_CharLFO7LVL3" style:num-prefix="E" style:num-format="1" text:display-levels="3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LFO11" style:display-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.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_1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TableColumn3" style:family="table-column">
      <style:table-column-properties style:column-width="1in" style:use-optimal-column-width="false"/>
    </style:style>
    <style:style style:name="TableColumn4" style:family="table-column">
      <style:table-column-properties style:column-width="4.75in" style:use-optimal-column-width="false"/>
    </style:style>
    <style:style style:name="TableColumn5" style:family="table-column">
      <style:table-column-properties style:column-width="1in" style:use-optimal-column-width="false"/>
    </style:style>
    <style:style style:name="Table2" style:family="table">
      <style:table-properties style:width="6.75in" fo:margin-left="0.0486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TableCell8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T9" style:parent-style-name="Fonteparág.padrão" style:family="text">
      <style:text-properties style:font-weight-complex="bold"/>
    </style:style>
    <style:style style:name="T10" style:parent-style-name="Fonteparág.padrão" style:family="text">
      <style:text-properties style:font-weight-complex="bold"/>
    </style:style>
    <style:style style:name="TableCell11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2" style:parent-style-name="EPP-Cabeçalho" style:family="paragraph">
      <style:text-properties fo:font-weight="bold" style:font-weight-asian="bold"/>
    </style:style>
    <style:style style:name="TableColumn14" style:family="table-column">
      <style:table-column-properties style:column-width="4.375in" style:use-optimal-column-width="false"/>
    </style:style>
    <style:style style:name="TableColumn15" style:family="table-column">
      <style:table-column-properties style:column-width="1.184in" style:use-optimal-column-width="false"/>
    </style:style>
    <style:style style:name="TableColumn16" style:family="table-column">
      <style:table-column-properties style:column-width="1.184in" style:use-optimal-column-width="false"/>
    </style:style>
    <style:style style:name="Table13" style:family="table">
      <style:table-properties style:width="6.743in" fo:margin-left="0.0486in" table:align="lef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-top="0.0208in solid #000000" fo:border-left="none" fo:border-bottom="none" fo:border-right="none" style:writing-mode="lr-tb" fo:padding-top="0in" fo:padding-left="0.0486in" fo:padding-bottom="0in" fo:padding-right="0.0486in"/>
    </style:style>
    <style:style style:name="TableCell19" style:family="table-cell">
      <style:table-cell-properties fo:border-top="0.0208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TableCell20" style:family="table-cell">
      <style:table-cell-properties fo:border-top="0.0208in solid #000000" fo:border-left="none" fo:border-bottom="none" fo:border-right="none" style:writing-mode="lr-tb" style:vertical-align="middle" fo:padding-top="0in" fo:padding-left="0.0486in" fo:padding-bottom="0in" fo:padding-right="0.0486in"/>
    </style:style>
    <style:style style:name="P2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PP-Cabeçalho">&lt;CHP&gt;</text:p>
            </table:table-cell>
            <table:table-cell table:style-name="TableCell8">
              <text:p text:style-name="EPP-Cabeçalho"><text:span text:style-name="T9">&lt;1&gt;-&lt;Especificação de Casos de Uso</text:span><text:span text:style-name="T10">&gt;</text:span></text:p>
            </table:table-cell>
            <table:table-cell table:style-name="TableCell11">
              <text:p text:style-name="P12"/>
            </table:table-cell>
          </table:table-row>
        </table:table>
        <text:p text:style-name="Normal"/>
      </style:header>
      <style:footer>
        <text:p text:style-name="Rodapé"/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EPP-Cabeçalho">&lt;CHP&gt; - &lt;ChamadoPro&gt;<text:tab/>Versão &lt;1.0&gt;</text:p>
            </table:table-cell>
            <table:table-cell table:style-name="TableCell19">
              <text:p text:style-name="EPP-Cabeçalho"/>
            </table:table-cell>
            <table:table-cell table:style-name="TableCell20">
              <text:p text:style-name="EPP-Cabeçalho">Pág.<text:s/><text:page-number text:fixed="false">1</text:page-number><text:s/>de<text:s/><text:page-count>3</text:page-count></text:p>
            </table:table-cell>
          </table:table-row>
        </table:table>
        <text:p text:style-name="P2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r&gt;-&lt;Historia de Usuario&gt;</dc:title>
    <dc:subject>Versão &lt;X&gt;</dc:subject>
    <meta:initial-creator>Gustavo Alonso</meta:initial-creator>
    <dc:creator>Gustavo Romano</dc:creator>
    <meta:creation-date>2025-09-04T01:57:00Z</meta:creation-date>
    <dc:date>2025-09-04T01:58:00Z</dc:date>
    <meta:print-date>2025-09-03T21:40:00Z</meta:print-date>
    <meta:template xlink:href="Template%20-%20Historia%20de%20Usuario" xlink:type="simple"/>
    <meta:editing-cycles>2</meta:editing-cycles>
    <meta:editing-duration>PT60S</meta:editing-duration>
    <meta:document-statistic meta:page-count="3" meta:paragraph-count="6" meta:word-count="502" meta:character-count="3211" meta:row-count="22" meta:non-whitespace-character-count="2715"/>
  </office:meta>
</office:document-meta>
</file>